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27d9" officeooo:paragraph-rsid="001627d9"/>
    </style:style>
    <style:style style:name="P2" style:family="paragraph" style:parent-style-name="Standard">
      <style:paragraph-properties fo:text-align="center" style:justify-single-word="false"/>
      <style:text-properties officeooo:rsid="001627d9" officeooo:paragraph-rsid="001627d9"/>
    </style:style>
    <style:style style:name="P3" style:family="paragraph" style:parent-style-name="Standard">
      <style:paragraph-properties fo:text-align="justify" style:justify-single-word="false"/>
      <style:text-properties officeooo:rsid="001627d9" officeooo:paragraph-rsid="001627d9"/>
    </style:style>
    <style:style style:name="P4" style:family="paragraph" style:parent-style-name="Standard">
      <style:paragraph-properties fo:text-align="justify" style:justify-single-word="false"/>
      <style:text-properties officeooo:rsid="001627d9" officeooo:paragraph-rsid="0016ed7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27d9" officeooo:paragraph-rsid="001627d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627d9" officeooo:paragraph-rsid="0019702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6ed7b" officeooo:paragraph-rsid="0016ed7b"/>
    </style:style>
    <style:style style:name="P8" style:family="paragraph" style:parent-style-name="Standard">
      <style:paragraph-properties fo:text-align="justify" style:justify-single-word="false"/>
      <style:text-properties officeooo:rsid="0016ed7b" officeooo:paragraph-rsid="00184d41"/>
    </style:style>
    <style:style style:name="P9" style:family="paragraph" style:parent-style-name="Standard">
      <style:paragraph-properties fo:text-align="justify" style:justify-single-word="false"/>
      <style:text-properties officeooo:rsid="00184d41" officeooo:paragraph-rsid="00184d41"/>
    </style:style>
    <style:style style:name="P10" style:family="paragraph" style:parent-style-name="Standard">
      <style:paragraph-properties fo:text-align="justify" style:justify-single-word="false"/>
      <style:text-properties officeooo:rsid="00197025" officeooo:paragraph-rsid="00197025"/>
    </style:style>
    <style:style style:name="P11" style:family="paragraph" style:parent-style-name="Standard">
      <style:paragraph-properties fo:text-align="justify" style:justify-single-word="false"/>
      <style:text-properties officeooo:rsid="0016ed7b" officeooo:paragraph-rsid="0016ed7b"/>
    </style:style>
    <style:style style:name="T1" style:family="text">
      <style:text-properties officeooo:rsid="0016ed7b"/>
    </style:style>
    <style:style style:name="T2" style:family="text">
      <style:text-properties officeooo:rsid="00184d41"/>
    </style:style>
    <style:style style:name="T3" style:family="text">
      <style:text-properties officeooo:rsid="0019557b"/>
    </style:style>
    <style:style style:name="T4" style:family="text">
      <style:text-properties officeooo:rsid="0019702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b2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############################################</text:p>
      <text:p text:style-name="P1"/>
      <text:p text:style-name="P5">Script 1 :</text:p>
      <text:p text:style-name="P5">1_prep_donnees_downscal.R</text:p>
      <text:p text:style-name="P2"/>
      <text:p text:style-name="P2">################################################################################</text:p>
      <text:p text:style-name="P2"/>
      <text:p text:style-name="P2"/>
      <text:p text:style-name="P2"/>
      <text:p text:style-name="P3">Ce script a pour but de contrôler et reconstruire les données <text:span text:style-name="T4">de SAPHIR, CALIPSO et CloudSat</text:span>. <text:span text:style-name="T4">Il est exécutable grâce au shell</text:span></text:p>
      <text:p text:style-name="P6">1_prep_donnees_downscal.<text:span text:style-name="T4">sh</text:span></text:p>
      <text:p text:style-name="P3"/>
      <text:p text:style-name="P10">Il prend en entrée les fichiers "CALIPSO_SAPHIR_CLOUDSAT_<text:span text:style-name="T5">YEAR</text:span>-<text:span text:style-name="T5">MONTH</text:span>_30_5_<text:span text:style-name="T5">AREA</text:span>_speed_RH_SR-OPAQ-PHASE_RF_allvar.dat" qui fournit les données colocalisées des 3 satellites.</text:p>
      <text:p text:style-name="P10"/>
      <text:p text:style-name="P10">Le script créé en sortie les fichiers "CALIPSO_SAPHIR_CLOUDSAT_<text:span text:style-name="T5">YEAR</text:span>-<text:span text:style-name="T5">MONTH</text:span>_30_5_<text:span text:style-name="T5">AREA</text:span>_for_downscal.dat" <text:span text:style-name="T6">à</text:span> utiliser dans le script 2.</text:p>
      <text:p text:style-name="P10"/>
      <text:p text:style-name="P3"/>
      <text:p text:style-name="P3">Les étapes sont les suivantes : </text:p>
      <text:p text:style-name="P3"/>
      <text:p text:style-name="P3">1) Attribuer un Indice à chaque pixel SAPHIR pour permettre une sélection plus facile et sûre dans les scripts suivants.</text:p>
      <text:p text:style-name="P3"/>
      <text:p text:style-name="P3">2) Sélection des données de jours des 3 satellites car CloudSat ne fonctionne pas la nuit.</text:p>
      <text:p text:style-name="P3"/>
      <text:p text:style-name="P3">3) Contrôle des valeurs manquantes de SAPHIR</text:p>
      <text:p text:style-name="P3"/>
      <text:p text:style-name="P3">4) Contrôle des valeurs aberrantes (en-dessous de -30) et de jours manquants de CloudSat (RR) + remplacement des valeurs aberrantes et des NA (le QRF ne peut pas comporter de valeurs manquantes).</text:p>
      <text:p text:style-name="P3">→ la reconstruction consiste à attribuer -30 à toutes les valeurs inférieures à celle-ci ou aux NA. Validé avec H.Chepfer.</text:p>
      <text:p text:style-name="P3"/>
      <text:p text:style-name="P4">5) <text:span text:style-name="T1">Agrégation verticale des valeurs de CloudSat sur 1 km</text:span></text:p>
      <text:p text:style-name="P4"/>
      <text:p text:style-name="P7">6) Contrôle et reconstruction des données CALIPSO.</text:p>
      <text:p text:style-name="P7"><text:span text:style-name="T2">→ </text:span>Les valeurs de remplacement ont été validées par H.Chepfer et se basent sur Guzman et al., 2017, doi:10.1002/2016JD025946. </text:p>
      <text:p text:style-name="P8">!!!!!! <text:span text:style-name="T2">Dans le netcdf regarder la variable float_instant_opaq</text:span></text:p>
      <text:p text:style-name="P9">→ Reconstruction des NA avec la moyenne des plus proches voisins (<text:span text:style-name="T3">mais seulement </text:span>si ce sont des valeurs de SR; si ce sont des FA alors restent en FA)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6:56:44.340663587</meta:creation-date>
    <dc:date>2020-09-30T13:57:43.408543934</dc:date>
    <meta:editing-duration>PT28M28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19" meta:word-count="232" meta:character-count="1691" meta:non-whitespace-character-count="1476"/>
  </office:meta>
</office:document-meta>
</file>